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61b45" officeooo:paragraph-rsid="005115f8"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60600b" style:font-size-asian="15pt" style:language-asian="zxx" style:country-asian="none" style:font-size-complex="15pt" style:language-complex="zxx" style:country-complex="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61b45" style:font-weight-asian="bold" style:font-weight-complex="bold"/>
    </style:style>
    <style:style style:name="T3" style:family="text">
      <style:text-properties officeooo:rsid="004ca797"/>
    </style:style>
    <style:style style:name="T4" style:family="text">
      <style:text-properties officeooo:rsid="004e0637"/>
    </style:style>
    <style:style style:name="T5" style:family="text">
      <style:text-properties officeooo:rsid="0055fd22"/>
    </style:style>
    <style:style style:name="T6" style:family="text">
      <style:text-properties officeooo:rsid="0052d4a1"/>
    </style:style>
    <style:style style:name="T7" style:family="text">
      <style:text-properties officeooo:rsid="0054cc16"/>
    </style:style>
    <style:style style:name="T8" style:family="text">
      <style:text-properties fo:font-style="italic" officeooo:rsid="0054cc16"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m :</text:span> <text:span text:style-name="T3">Tozyref</text:span></text:p>
      <text:p text:style-name="P1"/>
      <text:p text:style-name="P1"><text:span text:style-name="T1">Age :</text:span> <text:span text:style-name="T3">26 an-golems, 47 an-sapiens</text:span></text:p>
      <text:p text:style-name="P1"/>
      <text:p text:style-name="P1"><text:span text:style-name="T1">Sexe :</text:span> <text:span text:style-name="T4">Asexué</text:span></text:p>
      <text:p text:style-name="P1"/>
      <text:p text:style-name="P1"><text:span text:style-name="T1">Origine :</text:span> <text:span text:style-name="T4">Gollémantéry</text:span></text:p>
      <text:p text:style-name="P1"/>
      <text:p text:style-name="P1"><text:span text:style-name="T1">Métier :</text:span> <text:span text:style-name="T4">Bibliothécaire</text:span></text:p>
      <text:p text:style-name="P1"/>
      <text:p text:style-name="P2"><text:span text:style-name="T2">Caractéristique</text:span><text:span text:style-name="T1"> physique :</text:span> <text:span text:style-name="T4">Tozyref partage les caractéristiques communes des gollémantériens. Ses cristaux sont en améthyste, donc ses yeux sont en émeraude. Sa mâchoire et ses sourcils sont de pierre, et il porte des anneaux d’or aux bras et aux jambes. Tozyref possède une étrange marque sur la jambe, représentant un ancien volatile nommé « Hibou ». Malheureusement, il ne se souvient pas d’où il la tient. Tozyref porte une de ses inventions dans le dos (un véhicule compactable) grâce à 2 chaînes croisées sur son torse. Les gollémantériens ne peuvent pas changer d’expression faciale, donc Tozyref a une expression stoïque.</text:span></text:p>
      <text:p text:style-name="P1"/>
      <text:p text:style-name="P1"><text:span text:style-name="T1">Tempérament :</text:span> <text:span text:style-name="T6">Tozyref est quelqu’un de calme, qui réfléchit avant d’agir. Il cherche toujours la vérité, et adore les énigmes. Son métier l’ennuie profondément car aucun gollémantérien ne vient lire, du coup il passe son temps à lire des livres. Il est assez peureux en dehors du volcan, mais fait preuve de beaucoup d’empathie, et est naturellement serviable.</text:span></text:p>
      <text:p text:style-name="P1"/>
      <text:p text:style-name="P4"><text:span text:style-name="T1">Biographie :</text:span> <text:span text:style-name="T7">Tozyref ne se souvient plus de sa naissance. Il est depuis toujours chargé du maintien de l’état des archives disposées par les Inorfôziens. Les Gollémantériens donnent accès aux sapio-peukfois aux archives afin de les informer de l’existence de l’ancienne civilisation des homo-sapiens. Tozyref vit dans la bibliothèque, et passe son temps à lire et à <text:s/>trier les livres. Il a des collègues mais ils ne </text:span><text:soft-page-break/><text:span text:style-name="T7">partagent pas sa passion pour la littérature. Tozyref a également essayé de reproduire des machines d’homosapiens pour améliorer le quotidien des gollémantériens, mais personne ne croit en ses inventions. Sa plus grande fierté est une foreuse roulante conductible de l’intérieur. Il transporte son invention sur son dos, car elle peut se comprimer en un bloc (comme un </text:span><text:span text:style-name="T8">Transformers</text:span><text:span text:style-name="T7">). </text:span></text:p>
      <text:p text:style-name="P4"><text:span text:style-name="T7"><text:tab/>Quand Katelo arrive à Gollémantéry, Tozyref va lui transmettre une partie de son savoir sur l’Histoire, et le guider vers Goléaire. Il obtient le droit de quitter le volcan après avoir battu l’Orybble. Il en est euphorique et paniqué à la fois, car il rêve de voyager, mais il a très peur de l’inconnu. De plus, son combat contre l’Orybble à cassé le forêt de sa foreuse (du coup il ne lui reste qu’un véhicule roulant). </text:span></text:p>
      <text:p text:style-name="P4"><text:span text:style-name="T7"><text:tab/>Durant son périple, il va frôler la mort lorsque Yamazuppet est attaquée par les terroristes onb-kanès. Une énorme branche enflammée lui tombe dessus, arrachant plusieurs de ses membres, dont sa tête. Dyk-Luzk, dans ses dernières forces, va le sauver en reliant son corps par la magie (comme Rayman), ce qui lui permet de poursuivre son aventure. Après avoir défait Zerlock, Tozyref rentre chez lui, et tente de raconter la vérité sur le monde à Goléaire. Il est alors condamné à mort pour hérésie. Le châtiment consiste à être jeté dans le cœur du volcan de Gollémantéry, mais Tozyref réussit à s’échapper au dernier moment. Des avis de recherche sont diffusés dans tout Peukfoo, mais il ne sera jamais retrouvé. Le hasard fera qu’il se accompagnera un jour un descendant de Katelo, mais ça, c’est une autre histoire.</text:span></text:p>
      <text:p text:style-name="P1"/>
      <text:p text:style-name="P3"><text:span text:style-name="T1">Liens familiaux :</text:span> <text:span text:style-name="T5">Comme tous les gollémantériens, Tozyref n’a aucune famille direc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5M56S</meta:editing-duration>
    <meta:editing-cycles>65</meta:editing-cycles>
    <meta:generator>LibreOffice/5.2.5.1$Windows_x86 LibreOffice_project/0312e1a284a7d50ca85a365c316c7abbf20a4d22</meta:generator>
    <dc:date>2019-02-28T17:58:21.795000000</dc:date>
    <meta:document-statistic meta:table-count="0" meta:image-count="0" meta:object-count="0" meta:page-count="2" meta:paragraph-count="11" meta:word-count="526" meta:character-count="3219" meta:non-whitespace-character-count="2699"/>
    <meta:user-defined meta:name="Info 1"/>
    <meta:user-defined meta:name="Info 2"/>
    <meta:user-defined meta:name="Info 3"/>
    <meta:user-defined meta:name="Info 4"/>
  </office:meta>
</office:document-meta>
</file>